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Adapter.ReactiveAdapter( ReactiveTypeDescriptor descriptor , Function &lt; Object , Publisher &lt; ? &gt; &gt; toPublisherFunction , Function &lt; Publisher &lt; ? &gt; , Object &gt; fromPublish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ctiveAdapter.getReac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Adapter.is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Adapter.toPublisher(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Adapter.fromPublisher( Publisher &lt; ?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Adapter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Adapter.isMulti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Adapter.support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